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ew structure of oo starter page</text:p>
      <text:p text:style-name="P2"/>
      <text:p text:style-name="P3">Intention: </text:p>
      <text:p text:style-name="P3"/>
      <text:p text:style-name="P2">- take newbies by the hand (clear structure and not too much info at the start – no info overload)</text:p>
      <text:p text:style-name="P2">- nicer and brighter (make look more modern and friendly)</text:p>
      <text:p text:style-name="P2">- understandable hirarhical structure and better overview (instead of historical growed)</text:p>
      <text:p text:style-name="P2">- structure from important to less important (what user can want to do, especially newbies)</text:p>
      <text:p text:style-name="P2">- no links hidden in text (where you have to read all and still do not know where you get)</text:p>
      <text:p text:style-name="P2">- all info you need from one point (links to everything what is relevant)</text:p>
      <text:p text:style-name="P2">- better coverage with so-qa structure (easier to handle &amp; experienced structure)</text:p>
      <text:p text:style-name="P2">- navigation structure on oo, documents on wicki (better formatable, administrable)</text:p>
      <text:p text:style-name="P3"/>
      <text:p text:style-name="P2"><text:span text:style-name="T1">Starter page structure:</text:span> Quality Assurance – dialog title</text:p>
      <text:p text:style-name="P2"/>
      <text:p text:style-name="P2"><text:s text:c="8"/>Report Bugs</text:p>
      <text:p text:style-name="P2"><text:s text:c="8"/>Manual Testing</text:p>
      <text:p text:style-name="P2"><text:s text:c="8"/>Join oo QA Team</text:p>
      <text:p text:style-name="P2"><text:s text:c="8"/>---</text:p>
      <text:p text:style-name="P2"><text:s text:c="8"/>Team QA Writer</text:p>
      <text:p text:style-name="P2"><text:s text:c="8"/>Team QA Calc</text:p>
      <text:p text:style-name="P2"><text:s text:c="8"/>Team QA Draw/Impress</text:p>
      <text:p text:style-name="P2"><text:s text:c="8"/>Team QA Base</text:p>
      <text:p text:style-name="P2"/>
      <text:p text:style-name="P2"><text:s text:c="8"/>Team QA Framework</text:p>
      <text:p text:style-name="P2"><text:s text:c="8"/>Team QA Automation</text:p>
      <text:p text:style-name="P2"><text:s text:c="8"/>Team QA API</text:p>
      <text:p text:style-name="P2"><text:s text:c="8"/>Team QA Localisation/Docu</text:p>
      <text:p text:style-name="P2"><text:s text:c="8"/>Special QA Teams (Mac Group etc.)</text:p>
      <text:p text:style-name="P2"><text:s text:c="8"/>---</text:p>
      <text:p text:style-name="P2"><text:s text:c="8"/>Misc (general Tips, Rules, Info etc.)</text:p>
      <text:p text:style-name="P2"/>
      <text:p text:style-name="P2">- the first part are the participation steps for pretty new user (from beginner to experienced qa member)</text:p>
      <text:p text:style-name="P2">- the middle part are the links to the single qa team sides and application structure (improve the responsibility, concern and adressability) and it starts with something people know (app. names)</text:p>
      <text:p text:style-name="P2">- at the end the general stuff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7$Build-9044</meta:generator>
    <meta:creation-date>2006-11-13T11:46:51</meta:creation-date>
    <dc:date>2007-03-06T17:40:36</dc:date>
    <meta:print-date>2007-02-19T12:32:30</meta:print-date>
    <dc:language>en-US</dc:language>
    <meta:editing-cycles>282</meta:editing-cycles>
    <meta:editing-duration>P4DT22H14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218" meta:character-count="1458"/>
  </office:meta>
</office:document-meta>
</file>